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71cm" draw:marker-start-width="0.306cm" draw:marker-end="Arrow" draw:marker-end-width="0.406cm" draw:textarea-horizontal-align="center" draw:textarea-vertical-align="middle" fo:padding-top="0.16cm" fo:padding-bottom="0.16cm" fo:padding-left="0.285cm" fo:padding-right="0.285cm"/>
    </style:style>
    <style:style style:name="gr2" style:family="graphic" style:parent-style-name="standard">
      <style:graphic-properties svg:stroke-width="0.071cm" draw:marker-start-width="0.306cm" draw:marker-end-width="0.306cm" draw:textarea-horizontal-align="center" draw:textarea-vertical-align="middle" fo:padding-top="0.16cm" fo:padding-bottom="0.16cm" fo:padding-left="0.285cm" fo:padding-right="0.28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dash" draw:stroke-dash="Fine_20_Dashed_20__28_var_29_" svg:stroke-width="0.035cm" svg:stroke-color="#808080" draw:marker-start-width="0.252cm" draw:marker-end-width="0.252cm" draw:textarea-horizontal-align="center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71cm" svg:stroke-color="#000000" draw:marker-start-width="0.306cm" draw:marker-end-width="0.306cm" draw:textarea-horizontal-align="center" draw:textarea-vertical-align="middle" fo:padding-top="0.16cm" fo:padding-bottom="0.16cm" fo:padding-left="0.285cm" fo:padding-right="0.285cm"/>
    </style:style>
    <style:style style:name="gr6" style:family="graphic" style:parent-style-name="standard">
      <style:graphic-properties svg:stroke-width="0.035cm" svg:stroke-color="#c0c0c0" draw:marker-start-width="0.353cm" draw:marker-end="Arrow" draw:marker-end-width="0.353cm" draw:textarea-horizontal-align="center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3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cm" fo:min-width="0cm"/>
    </style:style>
    <style:style style:name="gr9" style:family="graphic" style:parent-style-name="standard">
      <style:graphic-properties svg:stroke-width="0.035cm" svg:stroke-color="#c0c0c0" draw:marker-start-width="0.252cm" draw:marker-end="Arrow" draw:marker-end-width="0.352cm" draw:textarea-horizontal-align="center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T1" style:family="text">
      <style:text-properties style:text-position="-33%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175cm" svg:y1="14.605cm" svg:x2="3.175cm" svg:y2="1.905cm">
          <text:p/>
        </draw:line>
        <draw:line draw:style-name="gr1" draw:text-style-name="P1" draw:layer="layout" svg:x1="3.175cm" svg:y1="14.605cm" svg:x2="19.685cm" svg:y2="14.605cm">
          <text:p/>
        </draw:line>
        <draw:line draw:style-name="gr2" draw:text-style-name="P1" draw:layer="layout" svg:x1="17.145cm" svg:y1="1.905cm" svg:x2="17.145cm" svg:y2="14.605cm">
          <text:p/>
        </draw:line>
        <draw:frame draw:style-name="gr3" draw:layer="layout" svg:width="1.103cm" svg:height="0.962cm" svg:x="1.877cm" svg:y="0.939cm">
          <draw:text-box>
            <text:p>PI</text:p>
          </draw:text-box>
        </draw:frame>
        <draw:frame draw:style-name="gr3" draw:layer="layout" svg:width="0.925cm" svg:height="0.962cm" svg:x="19.685cm" svg:y="14.605cm">
          <draw:text-box>
            <text:p>Y</text:p>
          </draw:text-box>
        </draw:frame>
        <draw:frame draw:style-name="gr3" draw:layer="layout" svg:width="1.7cm" svg:height="0.962cm" svg:x="17.35cm" svg:y="0.943cm">
          <draw:text-box>
            <text:p>LAS</text:p>
          </draw:text-box>
        </draw:frame>
        <draw:line draw:style-name="gr2" draw:text-style-name="P1" draw:layer="layout" svg:x1="6.985cm" svg:y1="10.795cm" svg:x2="19.685cm" svg:y2="9.525cm">
          <text:p/>
        </draw:line>
        <draw:line draw:style-name="gr2" draw:text-style-name="P1" draw:layer="layout" svg:x1="8.255cm" svg:y1="3.81cm" svg:x2="18.415cm" svg:y2="12.7cm">
          <text:p/>
        </draw:line>
        <draw:frame draw:style-name="gr3" draw:layer="layout" svg:width="1.586cm" svg:height="1.114cm" svg:x="18.581cm" svg:y="12.368cm">
          <draw:text-box>
            <text:p>AD<text:span text:style-name="T1">1</text:span></text:p>
          </draw:text-box>
        </draw:frame>
        <draw:frame draw:style-name="gr3" draw:layer="layout" svg:width="1.975cm" svg:height="1.114cm" svg:x="19.741cm" svg:y="9cm">
          <draw:text-box>
            <text:p>SAS<text:span text:style-name="T1">1</text:span></text:p>
          </draw:text-box>
        </draw:frame>
        <draw:line draw:style-name="gr4" draw:text-style-name="P1" draw:layer="layout" svg:x1="15.24cm" svg:y1="9.948cm" svg:x2="3.175cm" svg:y2="9.948cm">
          <text:p/>
        </draw:line>
        <draw:line draw:style-name="gr4" draw:text-style-name="P1" draw:layer="layout" svg:x1="15.24cm" svg:y1="9.948cm" svg:x2="15.24cm" svg:y2="14.534cm">
          <text:p/>
        </draw:line>
        <draw:frame draw:style-name="gr3" draw:layer="layout" svg:width="1.128cm" svg:height="1.114cm" svg:x="15.24cm" svg:y="8.89cm">
          <draw:text-box>
            <text:p>E<text:span text:style-name="T1">1</text:span></text:p>
          </draw:text-box>
        </draw:frame>
        <draw:frame draw:style-name="gr3" draw:layer="layout" svg:width="1.306cm" svg:height="1.114cm" svg:x="1.909cm" svg:y="9.391cm">
          <draw:text-box>
            <text:p>PI<text:span text:style-name="T1">1</text:span></text:p>
          </draw:text-box>
        </draw:frame>
        <draw:frame draw:style-name="gr3" draw:layer="layout" svg:width="2.618cm" svg:height="1.114cm" svg:x="16.686cm" svg:y="14.767cm">
          <draw:text-box>
            <text:p>Y<text:span text:style-name="T1">2</text:span>=Y<text:span text:style-name="T1">max</text:span></text:p>
          </draw:text-box>
        </draw:frame>
        <draw:line draw:style-name="gr5" draw:text-style-name="P1" draw:layer="cost-push" svg:x1="6.985cm" svg:y1="9.384cm" svg:x2="19.685cm" svg:y2="8.114cm">
          <text:p/>
        </draw:line>
        <draw:frame draw:style-name="gr3" draw:layer="cost-push" svg:width="1.975cm" svg:height="1.114cm" svg:x="19.685cm" svg:y="7.62cm">
          <draw:text-box>
            <text:p>SAS<text:span text:style-name="T1">2</text:span></text:p>
          </draw:text-box>
        </draw:frame>
        <draw:line draw:style-name="gr6" draw:text-style-name="P1" draw:layer="cost-push" svg:x1="8.255cm" svg:y1="10.548cm" svg:x2="8.255cm" svg:y2="9.313cm">
          <text:p/>
        </draw:line>
        <draw:line draw:style-name="gr6" draw:text-style-name="P1" draw:layer="cost-push" svg:x1="18.415cm" svg:y1="9.525cm" svg:x2="18.415cm" svg:y2="8.29cm">
          <text:p/>
        </draw:line>
        <draw:line draw:style-name="gr4" draw:text-style-name="P1" draw:layer="cost-push" svg:x1="13.758cm" svg:y1="8.678cm" svg:x2="3.175cm" svg:y2="8.678cm">
          <text:p/>
        </draw:line>
        <draw:line draw:style-name="gr4" draw:text-style-name="P1" draw:layer="cost-push" svg:x1="13.829cm" svg:y1="8.749cm" svg:x2="13.829cm" svg:y2="14.605cm">
          <text:p/>
        </draw:line>
        <draw:frame draw:style-name="gr3" draw:layer="cost-push" svg:width="1.306cm" svg:height="1.114cm" svg:x="1.916cm" svg:y="8.121cm">
          <draw:text-box>
            <text:p>PI<text:span text:style-name="T1">2</text:span></text:p>
          </draw:text-box>
        </draw:frame>
        <draw:frame draw:style-name="gr7" draw:layer="cost-push" svg:width="1.128cm" svg:height="1.114cm" svg:x="13.268cm" svg:y="14.767cm">
          <draw:text-box>
            <text:p>Y<text:span text:style-name="T1">2</text:span></text:p>
          </draw:text-box>
        </draw:frame>
        <draw:frame draw:style-name="gr3" draw:layer="cost-push" svg:width="1.128cm" svg:height="1.114cm" svg:x="13.477cm" svg:y="7.141cm">
          <draw:text-box>
            <text:p>E<text:span text:style-name="T1">2</text:span></text:p>
          </draw:text-box>
        </draw:frame>
        <draw:line draw:style-name="gr2" draw:text-style-name="P1" draw:layer="cost-push" svg:x1="8.255cm" svg:y1="3.81cm" svg:x2="18.415cm" svg:y2="12.7cm">
          <text:p/>
        </draw:line>
        <draw:line draw:style-name="gr2" draw:text-style-name="P1" draw:layer="cost-push" svg:x1="8.255cm" svg:y1="3.81cm" svg:x2="18.415cm" svg:y2="12.7cm">
          <text:p/>
        </draw:line>
        <draw:line draw:style-name="gr2" draw:text-style-name="P1" draw:layer="cost-push" svg:x1="8.255cm" svg:y1="3.81cm" svg:x2="18.415cm" svg:y2="12.7cm">
          <text:p/>
        </draw:line>
        <draw:line draw:style-name="gr2" draw:text-style-name="P1" draw:layer="cost-push" svg:x1="8.255cm" svg:y1="3.81cm" svg:x2="18.415cm" svg:y2="12.7cm">
          <text:p/>
        </draw:line>
        <draw:line draw:style-name="gr2" draw:text-style-name="P1" draw:layer="cost-push" svg:x1="8.255cm" svg:y1="3.81cm" svg:x2="18.415cm" svg:y2="12.7cm">
          <text:p/>
        </draw:line>
        <draw:line draw:style-name="gr2" draw:text-style-name="P1" draw:layer="cost-push" svg:x1="8.255cm" svg:y1="3.81cm" svg:x2="18.415cm" svg:y2="12.7cm">
          <text:p/>
        </draw:line>
        <draw:line draw:style-name="gr2" draw:text-style-name="P1" draw:layer="cost-push" svg:x1="8.255cm" svg:y1="3.81cm" svg:x2="18.415cm" svg:y2="12.7cm">
          <text:p/>
        </draw:line>
        <draw:line draw:style-name="gr2" draw:text-style-name="P1" draw:layer="cost-push" svg:x1="8.255cm" svg:y1="3.81cm" svg:x2="18.415cm" svg:y2="12.7cm">
          <text:p/>
        </draw:line>
        <draw:line draw:style-name="gr2" draw:text-style-name="P1" draw:layer="cost-push" svg:x1="8.255cm" svg:y1="3.81cm" svg:x2="18.415cm" svg:y2="12.7cm">
          <text:p/>
        </draw:line>
        <draw:line draw:style-name="gr2" draw:text-style-name="P1" draw:layer="demand-pull" svg:x1="8.608cm" svg:y1="1.341cm" svg:x2="18.768cm" svg:y2="10.231cm">
          <text:p/>
        </draw:line>
        <draw:frame draw:style-name="gr3" draw:layer="demand-pull" svg:width="1.586cm" svg:height="1.114cm" svg:x="18.581cm" svg:y="10.16cm">
          <draw:text-box>
            <text:p>AD<text:span text:style-name="T1">2</text:span></text:p>
          </draw:text-box>
        </draw:frame>
        <draw:line draw:style-name="gr4" draw:text-style-name="P1" draw:layer="demand-pull" svg:x1="17.11cm" svg:y1="8.819cm" svg:x2="3.175cm" svg:y2="8.819cm">
          <text:p/>
        </draw:line>
        <draw:frame draw:style-name="gr8" draw:layer="layout" svg:width="1.128cm" svg:height="1.51cm" svg:x="14.683cm" svg:y="14.767cm">
          <draw:text-box>
            <text:p>Y<text:span text:style-name="T1">1</text:span></text:p>
          </draw:text-box>
        </draw:frame>
        <draw:frame draw:style-name="gr3" draw:layer="cost-push" svg:width="1.306cm" svg:height="1.114cm" svg:x="1.909cm" svg:y="9.391cm">
          <draw:text-box>
            <text:p>PI<text:span text:style-name="T1">1</text:span></text:p>
          </draw:text-box>
        </draw:frame>
        <draw:frame draw:style-name="gr3" draw:layer="cost-push" svg:width="1.306cm" svg:height="1.114cm" svg:x="1.909cm" svg:y="9.391cm">
          <draw:text-box>
            <text:p>PI<text:span text:style-name="T1">1</text:span></text:p>
          </draw:text-box>
        </draw:frame>
        <draw:frame draw:style-name="gr3" draw:layer="demand-pull" svg:width="1.306cm" svg:height="1.114cm" svg:x="1.916cm" svg:y="8.262cm">
          <draw:text-box>
            <text:p>PI<text:span text:style-name="T1">2</text:span></text:p>
          </draw:text-box>
        </draw:frame>
        <draw:frame draw:style-name="gr3" draw:layer="demand-pull" svg:width="1.128cm" svg:height="1.114cm" svg:x="17.287cm" svg:y="7.776cm">
          <draw:text-box>
            <text:p>E<text:span text:style-name="T1">2</text:span></text:p>
          </draw:text-box>
        </draw:frame>
        <draw:line draw:style-name="gr9" draw:text-style-name="P1" draw:layer="demand-pull" svg:x1="9.525cm" svg:y1="4.692cm" svg:x2="9.525cm" svg:y2="2.399cm">
          <text:p/>
        </draw:line>
        <draw:line draw:style-name="gr9" draw:text-style-name="P1" draw:layer="demand-pull" svg:x1="18.098cm" svg:y1="12.171cm" svg:x2="18.098cm" svg:y2="9.87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2.578cm" fo:page-height="16.93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ost-push">
        <svg:title>Cost-push inflation</svg:title>
      </draw:layer>
      <draw:layer draw:name="demand-pull">
        <svg:title>Demand-pull inflation</svg:title>
      </draw:layer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5-11-22T20:52:14</meta:creation-date>
    <dc:date>2015-11-22T21:52:12</dc:date>
    <meta:editing-duration>PT01H00M10S</meta:editing-duration>
    <meta:editing-cycles>4</meta:editing-cycles>
    <meta:generator>OOoLight/1.1$Linux OpenOffice.org_project/110r1480$Build-110</meta:generator>
    <meta:document-statistic meta:object-count="43"/>
  </office:meta>
</office:document-meta>
</file>